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atchingTask.execute( String [ ] args , CC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MatchingTask.post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CMatchingTask.accept( CC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atchingTask.ge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CMatchingTask.addElements( Hashtable map , File basedir , String [ ] el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MatchingTask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CMatchingTask.pre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CMatchingTas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MatchingTask.setViewPath( Fi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atchingTask.setComm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